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" style:family="paragraph" style:parent-style-name="Heading_20_2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style:font-name="Arial1" fo:font-size="14pt" style:font-size-asian="14pt" style:font-name-complex="Arial2" style:font-size-complex="14pt"/>
    </style:style>
    <style:style style:name="P5" style:family="paragraph" style:parent-style-name="List_20_Paragraph" style:list-style-name="L3"/>
    <style:style style:name="P6" style:family="paragraph" style:parent-style-name="List_20_Paragraph" style:list-style-name="L3">
      <style:paragraph-properties fo:orphans="2" fo:widows="2" style:writing-mode="lr-tb"/>
    </style:style>
    <style:style style:name="P7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T1" style:family="text">
      <style:text-properties style:font-name="Arial1" fo:font-size="18pt" style:font-size-asian="18pt" style:font-name-complex="Arial2" style:font-size-complex="18pt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14pt" fo:background-color="#66ff99" style:font-size-asian="14pt" style:font-name-complex="Arial2" style:font-size-complex="14pt"/>
    </style:style>
    <style:style style:name="T4" style:family="text">
      <style:text-properties style:font-name="Arial1" fo:font-size="14pt" fo:background-color="transparent" style:font-size-asian="14pt" style:font-name-complex="Arial2" style:font-size-complex="14pt"/>
    </style:style>
    <style:style style:name="T5" style:family="text">
      <style:text-properties style:font-name="Cambria"/>
    </style:style>
    <style:style style:name="T6" style:family="text">
      <style:text-properties fo:color="#00ff66" style:font-name="Arial1" fo:font-size="14pt" fo:background-color="transparent" style:font-size-asian="14pt" style:font-name-complex="Arial2" style:font-size-complex="14pt"/>
    </style:style>
    <style:style style:name="T7" style:family="text">
      <style:text-properties fo:color="#ff3333" style:font-name="Arial1" fo:font-size="14pt" fo:background-color="transparent" style:font-size-asian="14pt" style:font-name-complex="Arial2" style:font-size-complex="14pt"/>
    </style:style>
    <style:style style:name="T8" style:family="text">
      <style:text-properties fo:color="#000000" style:font-name="Arial1" fo:font-size="14pt" fo:background-color="transparent" style:font-size-asian="14pt" style:font-name-complex="Arial2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3018942545441538" text:style-name="Outline">
        <text:list-item>
          <text:list>
            <text:list-item>
              <text:h text:style-name="P2" text:outline-level="2"><text:span text:style-name="T1">Verifica laboratorio informatica</text:span></text:h>
            </text:list-item>
          </text:list>
        </text:list-item>
      </text:list>
      <text:p text:style-name="Standard"/>
      <text:list xml:id="list297552238808642970" text:style-name="WWNum1">
        <text:list-item>
          <text:p text:style-name="P3"><text:span text:style-name="T2">Creare un’applicazione dotata di un campo di testo, un’etichetta e due pulsanti </text:span><text:span text:style-name="HTML_20_Code"><text:span text:style-name="T2">Maiuscolo</text:span></text:span><text:span text:style-name="T2"> e </text:span><text:span text:style-name="HTML_20_Code"><text:span text:style-name="T2">Minuscolo</text:span></text:span><text:span text:style-name="T2">. Quando si preme il pulsante </text:span><text:span text:style-name="HTML_20_Code"><text:span text:style-name="T2">Maiuscolo</text:span></text:span><text:span text:style-name="T2"> il testo scritto viene riprodotto nell’etichetta in maiuscolo e quando si preme il pulsante </text:span><text:span text:style-name="HTML_20_Code"><text:span text:style-name="T2">Minuscolo</text:span></text:span><text:span text:style-name="T2"> il testo viene riprodotto in minuscolo. (Per trasformare una stringa </text:span><text:span text:style-name="HTML_20_Code"><text:span text:style-name="T2">str</text:span></text:span><text:span text:style-name="T2"> in maiuscolo e minuscolo si usano rispettivamente i metodi </text:span><text:span text:style-name="HTML_20_Code"><text:span text:style-name="T2">toUpperCase</text:span></text:span><text:span text:style-name="T2"> e </text:span><text:span text:style-name="HTML_20_Code"><text:span text:style-name="T2">toLowerCase</text:span></text:span><text:span text:style-name="T2">: esempio </text:span><text:span text:style-name="HTML_20_Code"><text:span text:style-name="T2">str.toLowerCase()</text:span></text:span><text:span text:style-name="T2">)</text:span></text:p>
        </text:list-item>
      </text:list>
      <text:p text:style-name="P4"/>
      <text:list xml:id="list37465429" text:continue-numbering="true" text:style-name="WWNum1">
        <text:list-item>
          <text:p text:style-name="P3"><text:span text:style-name="T2">Creare un’applicazione che gestisca i dati inseriti in un form contenente </text:span></text:p>
        </text:list-item>
      </text:list>
      <text:p text:style-name="List_20_Paragraph"><text:span text:style-name="T2">Nome , cognome, età,indirizzo,città affiancati con delle etichette di riferimento (ese. Nome : ) gestiti in una finestra con un grindlayout.Creare due bottoni che gestiscano gli eventi , il primo di visualizzare in un’apposita etichetta i dati inseriti il secondo di chiudere l’applicazione .</text:span></text:p>
      <text:list xml:id="list7480814909925406391" text:style-name="L3">
        <text:list-item>
          <text:p text:style-name="P5"><text:span text:style-name="T2">Creare un'applicazione grafica per calcolare la legge d ohm. Dati V(differenza di potenziale) e I (Intensità di corrente),calcolare la resistenza R con la formula R=V/I.</text:span></text:p>
          <text:p text:style-name="P5"><text:span text:style-name="T2">Inserire delle etichette in alto con scritto il nome del programma , e altre etichette affianco alle caselle dove inserire i dati con uno sfondo colorato </text:span></text:p>
        </text:list-item>
        <text:list-item>
          <text:p text:style-name="P5"><text:span text:style-name="T2">Creare un applicazione che consenta di stampare dati 2 caselle il numero minore e il numero maggiore ,colorando il numero più grande di verde e quello più piccolo di rosso , <text:s/>precedute dalla descrizione </text:span></text:p>
          <text:p text:style-name="P6"><text:span text:style-name="T2">(es .Numero maggiore : <text:s/></text:span><text:span text:style-name="T6">89 </text:span><text:span text:style-name="T8">Numero minore :</text:span><text:span text:style-name="T6"> </text:span><text:span text:style-name="T7">65</text:span><text:span text:style-name="T8">)</text:span></text:p>
        </text:list-item>
      </text:list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Titolo_20_2_20_Carattere" style:display-name="Titolo 2 Carattere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9/04/2018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gostino</meta:initial-creator>
    <meta:editing-cycles>5</meta:editing-cycles>
    <meta:creation-date>2018-04-05T07:20:00</meta:creation-date>
    <dc:date>2018-04-08T17:28:26.96</dc:date>
    <meta:editing-duration>PT57S</meta:editing-duration>
    <meta:generator>OpenOffice/4.1.5$Win32 OpenOffice.org_project/415m1$Build-9789</meta:generator>
    <meta:document-statistic meta:table-count="0" meta:image-count="0" meta:object-count="0" meta:page-count="1" meta:paragraph-count="9" meta:word-count="218" meta:character-count="1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